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2.892cm" table:align="center"/>
    </style:style>
    <style:style style:name="Tableau1.A" style:family="table-column">
      <style:table-column-properties style:column-width="4.219cm"/>
    </style:style>
    <style:style style:name="Tableau1.B" style:family="table-column">
      <style:table-column-properties style:column-width="4.422cm"/>
    </style:style>
    <style:style style:name="Tableau1.C" style:family="table-column">
      <style:table-column-properties style:column-width="4.251cm"/>
    </style:style>
    <style:style style:name="Tableau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au1.C1" style:family="table-cell">
      <style:table-cell-properties style:vertical-align="middle" style:border-line-width="0.002cm 0.004cm 0.002cm" fo:padding="0.049cm" fo:border="0.2pt double #808080"/>
    </style:style>
    <style:style style:name="Tableau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au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au2" style:family="table">
      <style:table-properties style:width="12.002cm" fo:margin-left="2.20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207cm"/>
    </style:style>
    <style:style style:name="Tableau2.C" style:family="table-column">
      <style:table-column-properties style:column-width="3.694cm"/>
    </style:style>
    <style:style style:name="Tableau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au2.C1" style:family="table-cell">
      <style:table-cell-properties style:vertical-align="middle" style:border-line-width="0.002cm 0.004cm 0.002cm" fo:padding="0.049cm" fo:border="0.2pt double #808080"/>
    </style:style>
    <style:style style:name="Tableau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au2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 style:list-style-name="L1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2" style:family="paragraph" style:parent-style-name="Standard" style:list-style-name="L3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3" style:family="paragraph" style:parent-style-name="Standard" style:master-page-name="">
      <loext:graphic-properties draw:fill="none"/>
      <style:paragraph-properties fo:margin-left="3.401cm" fo:margin-right="0cm" fo:text-indent="-3.401cm" style:auto-text-indent="false" style:page-number="auto" fo:background-color="transparent"/>
      <style:text-properties fo:language="en" fo:country="US"/>
    </style:style>
    <style:style style:name="P4" style:family="paragraph" style:parent-style-name="Preformatted_20_Text" style:list-style-name="L1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5" style:family="paragraph" style:parent-style-name="Preformatted_20_Text" style:list-style-name="L2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6" style:family="paragraph" style:parent-style-name="Preformatted_20_Text" style:list-style-name="L2">
      <style:text-properties style:font-name="Times New Roman" fo:font-size="12pt" fo:language="en" fo:country="US" officeooo:rsid="000e7169" officeooo:paragraph-rsid="000f815c" style:font-size-asian="12pt" style:font-size-complex="12pt"/>
    </style:style>
    <style:style style:name="P7" style:family="paragraph" style:parent-style-name="Preformatted_20_Text">
      <style:text-properties style:font-name="Times New Roman" fo:font-size="12pt" fo:language="en" fo:country="US" officeooo:rsid="000e7169" officeooo:paragraph-rsid="00158824" style:font-size-asian="12pt" style:font-size-complex="12pt"/>
    </style:style>
    <style:style style:name="P8" style:family="paragraph" style:parent-style-name="Preformatted_20_Text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10" style:family="paragraph" style:parent-style-name="Preformatted_20_Text">
      <style:text-properties style:font-name="Times New Roman" fo:font-size="12pt" fo:language="en" fo:country="US" officeooo:rsid="000e7169" officeooo:paragraph-rsid="0024b0de" style:font-size-asian="12pt" style:font-size-complex="12pt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officeooo:rsid="001a084a" officeooo:paragraph-rsid="001a084a" style:font-size-asian="12pt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fo:font-style="italic" fo:font-weight="bold" officeooo:rsid="000e7169" officeooo:paragraph-rsid="000e7169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 style:list-style-name="L3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14" style:family="paragraph" style:parent-style-name="Preformatted_20_Text" style:list-style-name="L3">
      <style:text-properties style:font-name="Times New Roman" fo:font-size="11pt" fo:language="en" fo:country="US" officeooo:rsid="000e7169" officeooo:paragraph-rsid="00113c44" style:font-size-asian="11pt" style:font-size-complex="11pt"/>
    </style:style>
    <style:style style:name="P15" style:family="paragraph" style:parent-style-name="Preformatted_20_Text"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7" style:family="paragraph" style:parent-style-name="Preformatted_20_Text">
      <style:text-properties style:font-name="Times New Roman" fo:font-size="11pt" fo:language="en" fo:country="US" officeooo:rsid="000e7169" officeooo:paragraph-rsid="0012855c" style:font-size-asian="11pt" style:font-size-complex="11pt"/>
    </style:style>
    <style:style style:name="P18" style:family="paragraph" style:parent-style-name="Preformatted_20_Text">
      <style:text-properties style:font-name="Times New Roman" fo:font-size="11pt" fo:language="en" fo:country="US" officeooo:rsid="000e7169" officeooo:paragraph-rsid="0016e4ad" style:font-size-asian="11pt" style:font-size-complex="11pt"/>
    </style:style>
    <style:style style:name="P19" style:family="paragraph" style:parent-style-name="Preformatted_20_Text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1" style:family="paragraph" style:parent-style-name="Preformatted_20_Text">
      <style:text-properties style:font-name="Times New Roman" fo:font-size="11pt" fo:language="en" fo:country="US" fo:font-style="italic" officeooo:rsid="000e7169" officeooo:paragraph-rsid="000e7169" style:font-size-asian="11pt" style:font-style-asian="italic" style:font-size-complex="11pt" style:font-style-complex="italic"/>
    </style:style>
    <style:style style:name="P22" style:family="paragraph" style:parent-style-name="Preformatted_20_Text">
      <style:paragraph-properties fo:text-align="center" style:justify-single-word="false"/>
      <style:text-properties style:font-name="Times New Roman" fo:font-size="14pt" fo:language="en" fo:country="US" fo:font-weight="bold" officeooo:rsid="000e7169" officeooo:paragraph-rsid="0013733e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0e7169" officeooo:paragraph-rsid="0013733e" style:font-size-asian="14pt" style:font-weight-asian="bold" style:font-size-complex="14pt" style:font-weight-complex="bold"/>
    </style:style>
    <style:style style:name="P24" style:family="paragraph" style:parent-style-name="Preformatted_20_Text" style:list-style-name="L3">
      <style:text-properties fo:language="en" fo:country="US" officeooo:paragraph-rsid="000f895a"/>
    </style:style>
    <style:style style:name="P25" style:family="paragraph" style:parent-style-name="Preformatted_20_Text" style:master-page-name="">
      <loext:graphic-properties draw:fill="none"/>
      <style:paragraph-properties fo:margin-left="3.3cm" fo:margin-right="0cm" fo:margin-top="0cm" fo:margin-bottom="0cm" loext:contextual-spacing="false" fo:text-indent="-3.3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6" style:family="paragraph" style:parent-style-name="Preformatted_20_Text">
      <loext:graphic-properties draw:fill="none"/>
      <style:paragraph-properties fo:margin-left="2.701cm" fo:margin-right="0cm" fo:margin-top="0cm" fo:margin-bottom="0cm" loext:contextual-spacing="false" fo:text-indent="-2.701cm" style:auto-text-indent="false" fo:background-color="transparent"/>
      <style:text-properties style:font-name="Times New Roman" fo:font-size="11pt" fo:language="en" fo:country="US" fo:font-style="italic" officeooo:rsid="000e7169" officeooo:paragraph-rsid="000e7169" style:font-size-asian="11pt" style:font-style-asian="italic" style:font-size-complex="11pt" style:font-style-complex="italic"/>
    </style:style>
    <style:style style:name="P27" style:family="paragraph" style:parent-style-name="Preformatted_20_Text" style:master-page-name="">
      <loext:graphic-properties draw:fill="none"/>
      <style:paragraph-properties fo:margin-left="3.401cm" fo:margin-right="0cm" fo:margin-top="0cm" fo:margin-bottom="0cm" loext:contextual-spacing="false" fo:text-indent="-3.401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8" style:family="paragraph" style:parent-style-name="Preformatted_20_Text" style:master-page-name="">
      <loext:graphic-properties draw:fill="none"/>
      <style:paragraph-properties fo:margin-left="3.401cm" fo:margin-right="0cm" fo:margin-top="0cm" fo:margin-bottom="0cm" loext:contextual-spacing="false" fo:text-indent="-3.401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9" style:family="paragraph" style:parent-style-name="Preformatted_20_Text" style:master-page-name="">
      <loext:graphic-properties draw:fill="none"/>
      <style:paragraph-properties fo:margin-left="4.2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3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language="en" fo:country="US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language="en" fo:country="US"/>
    </style:style>
    <style:style style:name="T1" style:family="text">
      <style:text-properties style:font-name="Times New Roman" fo:font-size="11pt" officeooo:rsid="00163168" style:font-size-asian="11pt" style:font-size-complex="11pt"/>
    </style:style>
    <style:style style:name="T2" style:family="text">
      <style:text-properties style:font-name="Times New Roman" fo:font-size="11pt" officeooo:rsid="0011a0d9" style:font-size-asian="11pt" style:font-size-complex="11pt"/>
    </style:style>
    <style:style style:name="T3" style:family="text">
      <style:text-properties style:font-name="Times New Roman" fo:font-size="11pt" officeooo:rsid="000e7169" style:font-size-asian="11pt" style:font-size-complex="11pt"/>
    </style:style>
    <style:style style:name="T4" style:family="text">
      <style:text-properties style:font-name="Times New Roman" fo:font-size="11pt" officeooo:rsid="00172281" style:font-size-asian="11pt" style:font-size-complex="11pt"/>
    </style:style>
    <style:style style:name="T5" style:family="text">
      <style:text-properties style:font-name="Times New Roman" fo:font-size="11pt" officeooo:rsid="000f895a" style:font-size-asian="11pt" style:font-size-complex="11pt"/>
    </style:style>
    <style:style style:name="T6" style:family="text">
      <style:text-properties style:font-name="Times New Roman" fo:font-size="11pt" officeooo:rsid="00185e6e" style:font-size-asian="11pt" style:font-size-complex="11pt"/>
    </style:style>
    <style:style style:name="T7" style:family="text">
      <style:text-properties style:font-name="Times New Roman" fo:font-size="11pt" fo:font-style="italic" officeooo:rsid="000e7169" style:font-size-asian="11pt" style:font-style-asian="italic" style:font-size-complex="11pt" style:font-style-complex="italic"/>
    </style:style>
    <style:style style:name="T8" style:family="text">
      <style:text-properties style:font-name="Times New Roman" fo:font-size="11pt" fo:font-style="italic" officeooo:rsid="00172281" style:font-size-asian="11pt" style:font-style-asian="italic" style:font-size-complex="11pt" style:font-style-complex="italic"/>
    </style:style>
    <style:style style:name="T9" style:family="text">
      <style:text-properties style:font-name="Times New Roman" fo:font-size="11pt" fo:font-style="italic" officeooo:rsid="00185e6e" style:font-size-asian="11pt" style:font-style-asian="italic" style:font-size-complex="11pt" style:font-style-complex="italic"/>
    </style:style>
    <style:style style:name="T10" style:family="text">
      <style:text-properties style:font-name="Times New Roman" fo:font-size="11pt" fo:font-style="italic" fo:font-weight="bold" officeooo:rsid="000e7169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font-name="Times New Roman" fo:font-size="11pt" fo:font-weight="bold" officeooo:rsid="000e7169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1pt" fo:font-weight="bold" officeooo:rsid="002319b9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fo:font-weight="bold" officeooo:rsid="002625ed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fo:font-weight="normal" officeooo:rsid="000e7169" style:font-size-asian="11pt" style:font-weight-asian="normal" style:font-size-complex="11pt" style:font-weight-complex="normal"/>
    </style:style>
    <style:style style:name="T15" style:family="text">
      <style:text-properties officeooo:rsid="000f815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f895a"/>
    </style:style>
    <style:style style:name="T18" style:family="text">
      <style:text-properties style:font-name="Times New Roman1" officeooo:rsid="000f895a" style:font-name-asian="Courier New" style:font-name-complex="Liberation Mono"/>
    </style:style>
    <style:style style:name="T19" style:family="text">
      <style:text-properties style:font-name="Times New Roman1" officeooo:rsid="0012855c" style:font-name-asian="Courier New" style:font-name-complex="Liberation Mono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80de" style:font-style-asian="italic" style:font-style-complex="italic"/>
    </style:style>
    <style:style style:name="T22" style:family="text">
      <style:text-properties fo:font-style="italic" officeooo:rsid="0028440d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113c44"/>
    </style:style>
    <style:style style:name="T25" style:family="text">
      <style:text-properties officeooo:rsid="001180de"/>
    </style:style>
    <style:style style:name="T26" style:family="text">
      <style:text-properties officeooo:rsid="0011a0d9"/>
    </style:style>
    <style:style style:name="T27" style:family="text">
      <style:text-properties officeooo:rsid="0012855c"/>
    </style:style>
    <style:style style:name="T28" style:family="text">
      <style:text-properties officeooo:rsid="0013733e"/>
    </style:style>
    <style:style style:name="T29" style:family="text">
      <style:text-properties officeooo:rsid="0014752f"/>
    </style:style>
    <style:style style:name="T30" style:family="text">
      <style:text-properties officeooo:rsid="00158824"/>
    </style:style>
    <style:style style:name="T31" style:family="text">
      <style:text-properties officeooo:rsid="00163168"/>
    </style:style>
    <style:style style:name="T32" style:family="text">
      <style:text-properties officeooo:rsid="0016e4ad"/>
    </style:style>
    <style:style style:name="T33" style:family="text">
      <style:text-properties officeooo:rsid="00172281"/>
    </style:style>
    <style:style style:name="T34" style:family="text">
      <style:text-properties fo:font-style="normal" officeooo:rsid="00185e6e" style:font-style-asian="normal" style:font-style-complex="normal"/>
    </style:style>
    <style:style style:name="T35" style:family="text">
      <style:text-properties officeooo:rsid="001c030a"/>
    </style:style>
    <style:style style:name="T36" style:family="text">
      <style:text-properties officeooo:rsid="001e7fe6"/>
    </style:style>
    <style:style style:name="T37" style:family="text">
      <style:text-properties officeooo:rsid="001eb712"/>
    </style:style>
    <style:style style:name="T38" style:family="text">
      <style:text-properties fo:font-weight="normal" officeooo:rsid="001e7fe6" style:font-weight-asian="normal" style:font-weight-complex="normal"/>
    </style:style>
    <style:style style:name="T39" style:family="text">
      <style:text-properties officeooo:rsid="00201c06"/>
    </style:style>
    <style:style style:name="T40" style:family="text">
      <style:text-properties officeooo:rsid="0021da7c"/>
    </style:style>
    <style:style style:name="T41" style:family="text">
      <style:text-properties officeooo:rsid="0024b0de"/>
    </style:style>
    <style:style style:name="T42" style:family="text">
      <style:text-properties officeooo:rsid="002625ed"/>
    </style:style>
    <style:style style:name="T43" style:family="text">
      <style:text-properties officeooo:rsid="0028aecf"/>
    </style:style>
    <style:style style:name="T44" style:family="text">
      <style:text-properties officeooo:rsid="0028e04d"/>
    </style:style>
    <style:style style:name="T45" style:family="text">
      <style:text-properties officeooo:rsid="002aca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</text:p>
      <text:p text:style-name="P22">NetCDF to/from CMC-RPN/CCCma format converter</text:p>
      <text:p text:style-name="P23"/>
      <text:p text:style-name="P15"><text:s/></text:p>
      <text:p text:style-name="P7">There may be several tools that do CMC-RPN to/from NetCDF format conversions at <text:span text:style-name="T15">UQÀM or at </text:span>CMC/Dorval. The one described here is based on the Ouranos NetCDF to/from CCCma format converter, cdf2ccc. The <text:span text:style-name="T29">resulting </text:span>two programs, cdf2rpn and cdf2ccc, somewhat follow the 1.0 to 1.6 <text:span text:style-name="T17">CF-Meta-data</text:span> conventions that are recommended for climate and large-scale forecast data. <text:s/><text:span text:style-name="T29">The only difference between the two programs is that each one will by default expect its own file format. In fact, the two are hard-linked and the program’s name at startup provides for the default behavior. </text:span>For more info on <text:span text:style-name="T17">CF-Meta-data</text:span> conventions, <text:span text:style-name="T15">please </text:span>see</text:p>
      <text:p text:style-name="P8"><text:s/></text:p>
      <text:p text:style-name="P11">http://cfconventions.org/documents.html</text:p>
      <text:p text:style-name="P8"><text:s/></text:p>
      <text:p text:style-name="P8">Given the above, and the very "free" implementations often found in NetCDF files, <text:span text:style-name="T22">y</text:span><text:span text:style-name="T20">our mileage will vary</text:span>.</text:p>
      <text:p text:style-name="P8"><text:s/></text:p>
      <text:p text:style-name="P8">At UQ<text:span text:style-name="T43">À</text:span>M/<text:span text:style-name="T28">SCA</text:span>, the latest development version of the scripts that call the actual Linux binaries can <text:span text:style-name="T28">usually</text:span> be found under</text:p>
      <text:p text:style-name="P8"><text:s/></text:p>
      <text:p text:style-name="P9">${diag-tool<text:span text:style-name="T28">s</text:span>}/r.diag_6.4.4-2.3.4_linux26-x86-64/bin</text:p>
      <text:p text:style-name="P8"><text:s/></text:p>
      <text:p text:style-name="P10">where diag-tools=/unique/armnssm/Ecssm/ssm-domains-base/tools/diag-tools and it is made available via the diagtools-alpha SSM bundle.</text:p>
      <text:p text:style-name="P10"/>
      <text:p text:style-name="P10">In Dorval, the different AIX (now deprecated) and Linux binaries used to be found under</text:p>
      <text:p text:style-name="P8"><text:s/></text:p>
      <text:p text:style-name="P9">${ARMNLIB}/modeles/diag/bin/${BASE_ARCH}</text:p>
      <text:p text:style-name="P8"><text:s/></text:p>
      <text:p text:style-name="P8">You will also need to define a UDUNITS2 environment variable, <text:span text:style-name="T30">such as</text:span>:</text:p>
      <text:p text:style-name="P8"><text:s/></text:p>
      <text:p text:style-name="P9">export UDUNITS2_XML_PATH=/opt/udunits2/share/udunits/udunits2.xml</text:p>
      <text:p text:style-name="P8"><text:s/></text:p>
      <text:p text:style-name="P8">You will also have to provide a CMC-RPN/NetCDF or CCC<text:span text:style-name="T30">ma</text:span>/NetCDF dictionary that defines all of your name and unit conversions.</text:p>
      <text:p text:style-name="P8"><text:s/></text:p>
      <text:p text:style-name="P8">An example of this <text:span text:style-name="T30">dictionary can be found </text:span>i<text:span text:style-name="T30">n</text:span></text:p>
      <text:p text:style-name="P8"><text:s/></text:p>
      <text:p text:style-name="P8">${DIAGNOSTIQUE}/man/pdoc/attribut_netcdf.dat <text:s text:c="2"/>** OR **</text:p>
      <text:p text:style-name="P8">${DIAGNOSTIQUE}/src/cdf2ccc/attribut_netcdf.dat</text:p>
      <text:p text:style-name="P8">where ${DIAGNOSTIQUE} is the actual location of the RDIAG/CDF package</text:p>
      <text:p text:style-name="P8"><text:s/></text:p>
      <text:p text:style-name="P8">Please note that the previous file actually holds some documentation as to its configuration <text:span text:style-name="T30">and</text:span>/<text:span text:style-name="T30">or </text:span>usage.</text:p>
      <text:p text:style-name="P8"><text:s/></text:p>
      <text:p text:style-name="P8">The converter's calling sequence will usually look somet<text:span text:style-name="T28">h</text:span>ing like this:</text:p>
      <text:p text:style-name="P8"><text:s/></text:p>
      <text:p text:style-name="P12">cdf2rpn -rpn your_fst_file -cdf your_netcdf_file -attr your_attribut_netcdf_file</text:p>
      <text:p text:style-name="P8"><text:s/></text:p>
      <text:p text:style-name="P8"><text:soft-page-break/>Other important arguments include -<text:span text:style-name="T20">dir</text:span>, -<text:span text:style-name="T20">timdesc</text:span>, -invj, -<text:span text:style-name="T20">cell_method</text:span> and -<text:span text:style-name="T20">dtsize</text:span>. The -<text:span text:style-name="T20">dir</text:span> argument changes the conversion direction (default: from NetCDF); -<text:span text:style-name="T20">invj</text:span> reverses the order of the latitudes while converting them; -<text:span text:style-name="T20">timdesc</text:span> specifies time units (seconds, minutes, hours, days since ...) to be used in the NetCDF file; -<text:span text:style-name="T20">cell_method</text:span> <text:span text:style-name="T17">overrides</text:span> the default cell_method <text:span text:style-name="T17">attribute</text:span> definitions, i.e."time: mean" or "time:<text:span text:style-name="T18"> </text:span>point" that <text:span text:style-name="T30">may </text:span>apply to time-mean or regular variables, respectively; <text:span text:style-name="T17">finally</text:span> -<text:span text:style-name="T20">dtsize</text:span> defines the implicit accumulator or time-mean period in hours to be used to define appropriate time bounds in NetCDF files. </text:p>
      <text:p text:style-name="P8"><text:s/></text:p>
      <text:p text:style-name="P8">The rest of the arguments are mainly required by the CCCma file conversions as this type of file does not contain several of the <text:span text:style-name="T17">meta-data</text:span> items needed by NetCDF. This info<text:span text:style-name="T31">rmation</text:span> can generally be derived from the CMC-RPN internal file descriptors.</text:p>
      <text:p text:style-name="P8"><text:s/></text:p>
      <text:p text:style-name="P8">The converter will automatically generate time bounds information from CMC-RPN files when it detects the presence of multi-sample<text:span text:style-name="T44">s</text:span> representing data such as the results of time averages, maximums, minimums, variances and standard deviations operations on a variable. This applies in particular to the output of the TIMAVG <text:span text:style-name="T41">(</text:span>TIMMAX, TIMMIN, ACCUMUL<text:span text:style-name="T41">),</text:span> TIMCOV <text:span text:style-name="T41">(</text:span>STDEV<text:span text:style-name="T41">) and</text:span> FSTMDIAG <text:span text:style-name="T36">RDIAG</text:span> commands. The '-dtsize' argument need not be used with such a variable. However, when converting from a NetCDF file, the '-dtsize' argument should be specified in order to reproduce the full CMC-RPN time-mean file information.</text:p>
      <text:p text:style-name="P8"><text:s/></text:p>
      <text:p text:style-name="P8">Current limitations of the converter:</text:p>
      <text:p text:style-name="P8"><text:s/></text:p>
      <text:list xml:id="list1348305695500601569" text:style-name="L1">
        <text:list-item>
          <text:p text:style-name="P4">Only one set of multiple vertical levels is supported per file. <text:s/>And all of these must be of the same type.</text:p>
        </text:list-item>
        <text:list-item>
          <text:p text:style-name="P4"><text:s/>However, any number <text:s/>of single level variables are supported in the same file.</text:p>
        </text:list-item>
        <text:list-item>
          <text:p text:style-name="P1">Again, only one set of <text:span text:style-name="T44">time-steps</text:span> is supported for time-varying <text:s/>variables.</text:p>
        </text:list-item>
      </text:list>
      <text:p text:style-name="P8"><text:s/></text:p>
      <text:p text:style-name="P8">These constraints are mainly due to the use of NetCDF 3.x and its limited coordinate definitions; NetCDF version 4.x somewhat removes these limitations. But at this time this converter is still based on the NetCDF3 API, even though it is now generated using a 4.x library version. A NetCDF4-API-compliant version of the converter is nevertheless planned.</text:p>
      <text:p text:style-name="P8"/>
      <text:p text:style-name="P8"><text:s/></text:p>
      <text:p text:style-name="P8">The full list of arguments and their description follows in the <text:span text:style-name="T25">following </text:span>table<text:span text:style-name="T15">s.</text:span> <text:span text:style-name="T15">Assuming that …</text:span></text:p>
      <text:p text:style-name="P8"/>
      <text:list xml:id="list6708950129918432573" text:style-name="L2">
        <text:list-item>
          <text:p text:style-name="P5">"cl<text:span text:style-name="T39">é</text:span>s"<text:tab/>is the actual argument name</text:p>
        </text:list-item>
        <text:list-item>
          <text:p text:style-name="P6">"d<text:span text:style-name="T39">e</text:span>f1"<text:tab/>is the corresponding default argument value when the argument itself is not specified</text:p>
        </text:list-item>
        <text:list-item>
          <text:p text:style-name="P6">"def2"<text:tab/>is its secondary default value when it is specified, but without a specific value</text:p>
        </text:list-item>
        <text:list-item>
          <text:p text:style-name="P6">"?"<text:tab/>denotes no values</text:p>
        </text:list-item>
      </text:list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1">clés(1) = 'cdf'</text:p>
          </table:table-cell>
          <table:table-cell table:style-name="Tableau1.A1" office:value-type="string">
            <text:p text:style-name="P31">def1(1) = '?'</text:p>
          </table:table-cell>
          <table:table-cell table:style-name="Tableau1.C1" office:value-type="string">
            <text:p text:style-name="P31">def2(1) = '?'</text:p>
          </table:table-cell>
        </table:table-row>
        <table:table-row>
          <table:table-cell table:style-name="Tableau1.A2" office:value-type="string">
            <text:p text:style-name="P31">clés(2) = 'ccc'</text:p>
          </table:table-cell>
          <table:table-cell table:style-name="Tableau1.A2" office:value-type="string">
            <text:p text:style-name="P31">def1(2) = '?'</text:p>
          </table:table-cell>
          <table:table-cell table:style-name="Tableau1.C2" office:value-type="string">
            <text:p text:style-name="P31">def2(2) = '?'</text:p>
          </table:table-cell>
        </table:table-row>
        <table:table-row>
          <table:table-cell table:style-name="Tableau1.A2" office:value-type="string">
            <text:p text:style-name="P31">clés(3) = 'dir' </text:p>
          </table:table-cell>
          <table:table-cell table:style-name="Tableau1.A2" office:value-type="string">
            <text:p text:style-name="P31">def1(3) = 'def'</text:p>
          </table:table-cell>
          <table:table-cell table:style-name="Tableau1.C2" office:value-type="string">
            <text:p text:style-name="P31">def2(3) = 'netcdf'</text:p>
          </table:table-cell>
        </table:table-row>
        <table:table-row>
          <table:table-cell table:style-name="Tableau1.A2" office:value-type="string">
            <text:p text:style-name="P31">clés(4) = 'leap'</text:p>
          </table:table-cell>
          <table:table-cell table:style-name="Tableau1.A2" office:value-type="string">
            <text:p text:style-name="P31">def1(4) = 'no' </text:p>
          </table:table-cell>
          <table:table-cell table:style-name="Tableau1.C2" office:value-type="string">
            <text:p text:style-name="P31">def2(4) = 'yes'</text:p>
          </table:table-cell>
        </table:table-row>
        <table:table-row>
          <table:table-cell table:style-name="Tableau1.A2" office:value-type="string">
            <text:p text:style-name="P31">clés(5) = 'dateo' </text:p>
          </table:table-cell>
          <table:table-cell table:style-name="Tableau1.A2" office:value-type="string">
            <text:p text:style-name="P31">def1(5) = '?'</text:p>
          </table:table-cell>
          <table:table-cell table:style-name="Tableau1.C2" office:value-type="string">
            <text:p text:style-name="P31">def2(5) = '0' </text:p>
          </table:table-cell>
        </table:table-row>
        <table:table-row>
          <table:table-cell table:style-name="Tableau1.A2" office:value-type="string">
            <text:p text:style-name="P31">clés(6) = 'dt' </text:p>
          </table:table-cell>
          <table:table-cell table:style-name="Tableau1.A2" office:value-type="string">
            <text:p text:style-name="P31">def1(6) = '?'</text:p>
          </table:table-cell>
          <table:table-cell table:style-name="Tableau1.C2" office:value-type="string">
            <text:p text:style-name="P31">def2(6) = '0.0'</text:p>
          </table:table-cell>
        </table:table-row>
        <table:table-row>
          <table:table-cell table:style-name="Tableau1.A2" office:value-type="string">
            <text:p text:style-name="P31">clés(7) = 'tlbl'</text:p>
          </table:table-cell>
          <table:table-cell table:style-name="Tableau1.A2" office:value-type="string">
            <text:p text:style-name="P31">def1(7) = 'no' </text:p>
          </table:table-cell>
          <table:table-cell table:style-name="Tableau1.C2" office:value-type="string">
            <text:p text:style-name="P31">def2(7) = 'yes' </text:p>
          </table:table-cell>
        </table:table-row>
        <text:soft-page-break/>
        <table:table-row>
          <table:table-cell table:style-name="Tableau1.A2" office:value-type="string">
            <text:p text:style-name="P31">clés(8) = 'lev'</text:p>
          </table:table-cell>
          <table:table-cell table:style-name="Tableau1.A2" office:value-type="string">
            <text:p text:style-name="P31">def1(8) = '?'</text:p>
          </table:table-cell>
          <table:table-cell table:style-name="Tableau1.C2" office:value-type="string">
            <text:p text:style-name="P31">def2(8) = '?'</text:p>
          </table:table-cell>
        </table:table-row>
        <table:table-row>
          <table:table-cell table:style-name="Tableau1.A2" office:value-type="string">
            <text:p text:style-name="P31">clés(9) = 'tm'</text:p>
          </table:table-cell>
          <table:table-cell table:style-name="Tableau1.A2" office:value-type="string">
            <text:p text:style-name="P31">def1(9) = '220.0'</text:p>
          </table:table-cell>
          <table:table-cell table:style-name="Tableau1.C2" office:value-type="string">
            <text:p text:style-name="P31">def2(9) = '?'</text:p>
          </table:table-cell>
        </table:table-row>
        <table:table-row>
          <table:table-cell table:style-name="Tableau1.A2" office:value-type="string">
            <text:p text:style-name="P31">clés(10) = 'ht'</text:p>
          </table:table-cell>
          <table:table-cell table:style-name="Tableau1.A2" office:value-type="string">
            <text:p text:style-name="P31">def1(10) = '?'</text:p>
          </table:table-cell>
          <table:table-cell table:style-name="Tableau1.C2" office:value-type="string">
            <text:p text:style-name="P31">def2(10) = '?'</text:p>
          </table:table-cell>
        </table:table-row>
        <table:table-row>
          <table:table-cell table:style-name="Tableau1.A2" office:value-type="string">
            <text:p text:style-name="P31">clés(11) = 'grid'</text:p>
          </table:table-cell>
          <table:table-cell table:style-name="Tableau1.A2" office:value-type="string">
            <text:p text:style-name="P31">def1(11) = '?'</text:p>
          </table:table-cell>
          <table:table-cell table:style-name="Tableau1.C2" office:value-type="string">
            <text:p text:style-name="P31">def2(11) = '?' </text:p>
          </table:table-cell>
        </table:table-row>
        <table:table-row>
          <table:table-cell table:style-name="Tableau1.A2" office:value-type="string">
            <text:p text:style-name="P31">clés(12) = 'ni' </text:p>
          </table:table-cell>
          <table:table-cell table:style-name="Tableau1.A2" office:value-type="string">
            <text:p text:style-name="P31">def1(12) = '?'</text:p>
          </table:table-cell>
          <table:table-cell table:style-name="Tableau1.C2" office:value-type="string">
            <text:p text:style-name="P31">def2(12) = '?'</text:p>
          </table:table-cell>
        </table:table-row>
        <table:table-row>
          <table:table-cell table:style-name="Tableau1.A2" office:value-type="string">
            <text:p text:style-name="P31">clés(13) = 'nj'</text:p>
          </table:table-cell>
          <table:table-cell table:style-name="Tableau1.A2" office:value-type="string">
            <text:p text:style-name="P31">def1(13) = '?'</text:p>
          </table:table-cell>
          <table:table-cell table:style-name="Tableau1.C2" office:value-type="string">
            <text:p text:style-name="P31">def2(13) = '?' </text:p>
          </table:table-cell>
        </table:table-row>
        <table:table-row>
          <table:table-cell table:style-name="Tableau1.A2" office:value-type="string">
            <text:p text:style-name="P31">clés(14) = 'pi'</text:p>
          </table:table-cell>
          <table:table-cell table:style-name="Tableau1.A2" office:value-type="string">
            <text:p text:style-name="P31">def1(14) = '?'</text:p>
          </table:table-cell>
          <table:table-cell table:style-name="Tableau1.C2" office:value-type="string">
            <text:p text:style-name="P31">def2(14) = '?'</text:p>
          </table:table-cell>
        </table:table-row>
        <table:table-row>
          <table:table-cell table:style-name="Tableau1.A2" office:value-type="string">
            <text:p text:style-name="P31">clés(15) = 'pj'</text:p>
          </table:table-cell>
          <table:table-cell table:style-name="Tableau1.A2" office:value-type="string">
            <text:p text:style-name="P31">def1(15) = '?' </text:p>
          </table:table-cell>
          <table:table-cell table:style-name="Tableau1.C2" office:value-type="string">
            <text:p text:style-name="P31">def2(15) = '?'</text:p>
          </table:table-cell>
        </table:table-row>
        <table:table-row>
          <table:table-cell table:style-name="Tableau1.A2" office:value-type="string">
            <text:p text:style-name="P31">clés(16) = 'dgrw' </text:p>
          </table:table-cell>
          <table:table-cell table:style-name="Tableau1.A2" office:value-type="string">
            <text:p text:style-name="P31">def1(16) = '?' </text:p>
          </table:table-cell>
          <table:table-cell table:style-name="Tableau1.C2" office:value-type="string">
            <text:p text:style-name="P31">def2(16) = '?' </text:p>
          </table:table-cell>
        </table:table-row>
        <table:table-row>
          <table:table-cell table:style-name="Tableau1.A2" office:value-type="string">
            <text:p text:style-name="P31">clés(17) = 'd60' </text:p>
          </table:table-cell>
          <table:table-cell table:style-name="Tableau1.A2" office:value-type="string">
            <text:p text:style-name="P31">def1(17) = '?'</text:p>
          </table:table-cell>
          <table:table-cell table:style-name="Tableau1.C2" office:value-type="string">
            <text:p text:style-name="P31">def2(17) = '?'</text:p>
          </table:table-cell>
        </table:table-row>
        <table:table-row>
          <table:table-cell table:style-name="Tableau1.A2" office:value-type="string">
            <text:p text:style-name="P31">clés(18) = '0lon' </text:p>
          </table:table-cell>
          <table:table-cell table:style-name="Tableau1.A2" office:value-type="string">
            <text:p text:style-name="P31">def1(18) = 'GLOBAL'</text:p>
          </table:table-cell>
          <table:table-cell table:style-name="Tableau1.C2" office:value-type="string">
            <text:p text:style-name="P31">def2(18) = '?' </text:p>
          </table:table-cell>
        </table:table-row>
        <table:table-row>
          <table:table-cell table:style-name="Tableau1.A2" office:value-type="string">
            <text:p text:style-name="P31">clés(19) = '0lat'</text:p>
          </table:table-cell>
          <table:table-cell table:style-name="Tableau1.A2" office:value-type="string">
            <text:p text:style-name="P31">def1(19) = '?' </text:p>
          </table:table-cell>
          <table:table-cell table:style-name="Tableau1.C2" office:value-type="string">
            <text:p text:style-name="P31">def2(19) = '?' </text:p>
          </table:table-cell>
        </table:table-row>
        <table:table-row>
          <table:table-cell table:style-name="Tableau1.A2" office:value-type="string">
            <text:p text:style-name="P31">clés(20) = 'dlon'</text:p>
          </table:table-cell>
          <table:table-cell table:style-name="Tableau1.A2" office:value-type="string">
            <text:p text:style-name="P31">def1(20) = '?'</text:p>
          </table:table-cell>
          <table:table-cell table:style-name="Tableau1.C2" office:value-type="string">
            <text:p text:style-name="P31">def2(20) = '?'</text:p>
          </table:table-cell>
        </table:table-row>
        <table:table-row>
          <table:table-cell table:style-name="Tableau1.A2" office:value-type="string">
            <text:p text:style-name="P31">clés(21) = 'dlat' </text:p>
          </table:table-cell>
          <table:table-cell table:style-name="Tableau1.A2" office:value-type="string">
            <text:p text:style-name="P31">def1(21) = '?'</text:p>
          </table:table-cell>
          <table:table-cell table:style-name="Tableau1.C2" office:value-type="string">
            <text:p text:style-name="P31">def2(21) = '?'</text:p>
          </table:table-cell>
        </table:table-row>
        <table:table-row>
          <table:table-cell table:style-name="Tableau1.A2" office:value-type="string">
            <text:p text:style-name="P31">clés(22) = 'invj'</text:p>
          </table:table-cell>
          <table:table-cell table:style-name="Tableau1.A2" office:value-type="string">
            <text:p text:style-name="P31">def1(22) = 'yes'</text:p>
          </table:table-cell>
          <table:table-cell table:style-name="Tableau1.C2" office:value-type="string">
            <text:p text:style-name="P31">def2(22) = 'no'</text:p>
          </table:table-cell>
        </table:table-row>
        <table:table-row>
          <table:table-cell table:style-name="Tableau1.A2" office:value-type="string">
            <text:p text:style-name="P31">clés(23) = 'npack'</text:p>
          </table:table-cell>
          <table:table-cell table:style-name="Tableau1.A2" office:value-type="string">
            <text:p text:style-name="P31">def1(23) = '999' </text:p>
          </table:table-cell>
          <table:table-cell table:style-name="Tableau1.C2" office:value-type="string">
            <text:p text:style-name="P31">def2(23) = '?'</text:p>
          </table:table-cell>
        </table:table-row>
        <table:table-row>
          <table:table-cell table:style-name="Tableau1.A2" office:value-type="string">
            <text:p text:style-name="P31">clés(24) = 'lalo'</text:p>
          </table:table-cell>
          <table:table-cell table:style-name="Tableau1.A2" office:value-type="string">
            <text:p text:style-name="P31">def1(24) = 'no'</text:p>
          </table:table-cell>
          <table:table-cell table:style-name="Tableau1.C2" office:value-type="string">
            <text:p text:style-name="P31">def2(24) = 'yes' </text:p>
          </table:table-cell>
        </table:table-row>
        <table:table-row>
          <table:table-cell table:style-name="Tableau1.A2" office:value-type="string">
            <text:p text:style-name="P31">clés(25) = 'attr' </text:p>
          </table:table-cell>
          <table:table-cell table:style-name="Tableau1.A2" office:value-type="string">
            <text:p text:style-name="P31">def1(25) = file_attr</text:p>
          </table:table-cell>
          <table:table-cell table:style-name="Tableau1.C2" office:value-type="string">
            <text:p text:style-name="P31">def2(25) = local</text:p>
          </table:table-cell>
        </table:table-row>
        <table:table-row>
          <table:table-cell table:style-name="Tableau1.A2" office:value-type="string">
            <text:p text:style-name="P31">clés(27) = 'fill_ccc'</text:p>
          </table:table-cell>
          <table:table-cell table:style-name="Tableau1.A2" office:value-type="string">
            <text:p text:style-name="P31">def1(27) = '?'</text:p>
          </table:table-cell>
          <table:table-cell table:style-name="Tableau1.C2" office:value-type="string">
            <text:p text:style-name="P31">def2(27) = 'ERR'</text:p>
          </table:table-cell>
        </table:table-row>
        <table:table-row>
          <table:table-cell table:style-name="Tableau1.A2" office:value-type="string">
            <text:p text:style-name="P31">clés(28) = 'cle_nhem'</text:p>
          </table:table-cell>
          <table:table-cell table:style-name="Tableau1.A2" office:value-type="string">
            <text:p text:style-name="P31">def1(28) = '?'</text:p>
          </table:table-cell>
          <table:table-cell table:style-name="Tableau1.C2" office:value-type="string">
            <text:p text:style-name="P31">def2(28) = '?'</text:p>
          </table:table-cell>
        </table:table-row>
        <table:table-row>
          <table:table-cell table:style-name="Tableau1.A2" office:value-type="string">
            <text:p text:style-name="P31">clés(29) = 'udunits'</text:p>
          </table:table-cell>
          <table:table-cell table:style-name="Tableau1.A2" office:value-type="string">
            <text:p text:style-name="P31">def1(29) = udunit_def</text:p>
          </table:table-cell>
          <table:table-cell table:style-name="Tableau1.C2" office:value-type="string">
            <text:p text:style-name="P31">def2(29) = '?'</text:p>
          </table:table-cell>
        </table:table-row>
        <table:table-row>
          <table:table-cell table:style-name="Tableau1.A2" office:value-type="string">
            <text:p text:style-name="P31">clés(30) = 'rlonoff'</text:p>
          </table:table-cell>
          <table:table-cell table:style-name="Tableau1.A2" office:value-type="string">
            <text:p text:style-name="P31">def1(30) = '?'</text:p>
          </table:table-cell>
          <table:table-cell table:style-name="Tableau1.C2" office:value-type="string">
            <text:p text:style-name="P31">def2(30) = '?'</text:p>
          </table:table-cell>
        </table:table-row>
        <table:table-row>
          <table:table-cell table:style-name="Tableau1.A2" office:value-type="string">
            <text:p text:style-name="P31">clés(31) = 'hyb_pt'</text:p>
          </table:table-cell>
          <table:table-cell table:style-name="Tableau1.A2" office:value-type="string">
            <text:p text:style-name="P31">def1(31) = '?'</text:p>
          </table:table-cell>
          <table:table-cell table:style-name="Tableau1.C2" office:value-type="string">
            <text:p text:style-name="P31">def2(31) = '?'</text:p>
          </table:table-cell>
        </table:table-row>
        <table:table-row>
          <table:table-cell table:style-name="Tableau1.A2" office:value-type="string">
            <text:p text:style-name="P31">clés(32) = 'hyb_pref'</text:p>
          </table:table-cell>
          <table:table-cell table:style-name="Tableau1.A2" office:value-type="string">
            <text:p text:style-name="P31">def1(32) = '?'</text:p>
          </table:table-cell>
          <table:table-cell table:style-name="Tableau1.C2" office:value-type="string">
            <text:p text:style-name="P31">def2(32) = '?'</text:p>
          </table:table-cell>
        </table:table-row>
        <table:table-row>
          <table:table-cell table:style-name="Tableau1.A2" office:value-type="string">
            <text:p text:style-name="P31">clés(33) = 'hyb_r'</text:p>
          </table:table-cell>
          <table:table-cell table:style-name="Tableau1.A2" office:value-type="string">
            <text:p text:style-name="P31">def1(33) = '?'</text:p>
          </table:table-cell>
          <table:table-cell table:style-name="Tableau1.C2" office:value-type="string">
            <text:p text:style-name="P31">def2(33) = '?'</text:p>
          </table:table-cell>
        </table:table-row>
        <table:table-row>
          <table:table-cell table:style-name="Tableau1.A2" office:value-type="string">
            <text:p text:style-name="P31">clés(34) = 'rpn'</text:p>
          </table:table-cell>
          <table:table-cell table:style-name="Tableau1.A2" office:value-type="string">
            <text:p text:style-name="P31">def1(34) = '?'</text:p>
          </table:table-cell>
          <table:table-cell table:style-name="Tableau1.C2" office:value-type="string">
            <text:p text:style-name="P31">def2(34) = '?'</text:p>
          </table:table-cell>
        </table:table-row>
        <table:table-row>
          <table:table-cell table:style-name="Tableau1.A2" office:value-type="string">
            <text:p text:style-name="P31">clés(35) = 'phis'</text:p>
          </table:table-cell>
          <table:table-cell table:style-name="Tableau1.A2" office:value-type="string">
            <text:p text:style-name="P31">def1(35) = '?'</text:p>
          </table:table-cell>
          <table:table-cell table:style-name="Tableau1.C2" office:value-type="string">
            <text:p text:style-name="P31">def2(35) = '?'</text:p>
          </table:table-cell>
        </table:table-row>
        <table:table-row>
          <table:table-cell table:style-name="Tableau1.A2" office:value-type="string">
            <text:p text:style-name="P31">clés(36) = 'timdesc'</text:p>
          </table:table-cell>
          <table:table-cell table:style-name="Tableau1.A2" office:value-type="string">
            <text:p text:style-name="P31">def1(36) = 'hours'</text:p>
          </table:table-cell>
          <table:table-cell table:style-name="Tableau1.C2" office:value-type="string">
            <text:p text:style-name="P31">def2(36) = '?'</text:p>
          </table:table-cell>
        </table:table-row>
        <table:table-row>
          <table:table-cell table:style-name="Tableau1.A2" office:value-type="string">
            <text:p text:style-name="P31">clés(37) = 'nongeog'</text:p>
          </table:table-cell>
          <table:table-cell table:style-name="Tableau1.A2" office:value-type="string">
            <text:p text:style-name="P31">def1(37) = 'oui'</text:p>
          </table:table-cell>
          <table:table-cell table:style-name="Tableau1.C2" office:value-type="string">
            <text:p text:style-name="P31">def2(37) = 'non'</text:p>
          </table:table-cell>
        </table:table-row>
        <table:table-row>
          <table:table-cell table:style-name="Tableau1.A2" office:value-type="string">
            <text:p text:style-name="P31">clés(38) = 'xcoord'</text:p>
          </table:table-cell>
          <table:table-cell table:style-name="Tableau1.A2" office:value-type="string">
            <text:p text:style-name="P31">def1(38) = '!@#$%^&amp;'</text:p>
          </table:table-cell>
          <table:table-cell table:style-name="Tableau1.C2" office:value-type="string">
            <text:p text:style-name="P31">def2(38) = '!@#$%^&amp;'</text:p>
          </table:table-cell>
        </table:table-row>
        <table:table-row>
          <table:table-cell table:style-name="Tableau1.A2" office:value-type="string">
            <text:p text:style-name="P31">clés(39) = 'ycoord'</text:p>
          </table:table-cell>
          <table:table-cell table:style-name="Tableau1.A2" office:value-type="string">
            <text:p text:style-name="P31">def1(39) = '!@#$%^&amp;'</text:p>
          </table:table-cell>
          <table:table-cell table:style-name="Tableau1.C2" office:value-type="string">
            <text:p text:style-name="P31">def2(39) = '!@#$%^&amp;'</text:p>
          </table:table-cell>
        </table:table-row>
        <table:table-row>
          <table:table-cell table:style-name="Tableau1.A2" office:value-type="string">
            <text:p text:style-name="P31">clés(40) = 'zcoord'</text:p>
          </table:table-cell>
          <table:table-cell table:style-name="Tableau1.A2" office:value-type="string">
            <text:p text:style-name="P31">def1(40) = '!@#$%^&amp;'</text:p>
          </table:table-cell>
          <table:table-cell table:style-name="Tableau1.C2" office:value-type="string">
            <text:p text:style-name="P31">def2(40) = '!@#$%^&amp;' </text:p>
          </table:table-cell>
        </table:table-row>
        <table:table-row>
          <table:table-cell table:style-name="Tableau1.A2" office:value-type="string">
            <text:p text:style-name="P31">clés(41) = 'tcoord'</text:p>
          </table:table-cell>
          <table:table-cell table:style-name="Tableau1.A2" office:value-type="string">
            <text:p text:style-name="P31">def1(41) = '!@#$%^&amp;'</text:p>
          </table:table-cell>
          <table:table-cell table:style-name="Tableau1.C2" office:value-type="string">
            <text:p text:style-name="P31">def2(41) = '!@#$%^&amp;'</text:p>
          </table:table-cell>
        </table:table-row>
        <table:table-row>
          <table:table-cell table:style-name="Tableau1.A2" office:value-type="string">
            <text:p text:style-name="P31">clés(42) = 'dtsize'</text:p>
          </table:table-cell>
          <table:table-cell table:style-name="Tableau1.A2" office:value-type="string">
            <text:p text:style-name="P31">def1(42) = '0.0'</text:p>
          </table:table-cell>
          <table:table-cell table:style-name="Tableau1.C2" office:value-type="string">
            <text:p text:style-name="P31">def2(42) = '?'</text:p>
          </table:table-cell>
        </table:table-row>
        <table:table-row>
          <table:table-cell table:style-name="Tableau1.A2" office:value-type="string">
            <text:p text:style-name="P32">clés(43) = 'calendar'</text:p>
          </table:table-cell>
          <table:table-cell table:style-name="Tableau1.A2" office:value-type="string">
            <text:p text:style-name="P31">def1(43) = 'gregorian'</text:p>
          </table:table-cell>
          <table:table-cell table:style-name="Tableau1.C2" office:value-type="string">
            <text:p text:style-name="P31">def2(43) = '?'</text:p>
          </table:table-cell>
        </table:table-row>
        <table:table-row>
          <table:table-cell table:style-name="Tableau1.A2" office:value-type="string">
            <text:p text:style-name="P31">clés(44) = 'gribcode'</text:p>
          </table:table-cell>
          <table:table-cell table:style-name="Tableau1.A2" office:value-type="string">
            <text:p text:style-name="P31">def1(44) = '?'</text:p>
          </table:table-cell>
          <table:table-cell table:style-name="Tableau1.C2" office:value-type="string">
            <text:p text:style-name="P31">def2(44) = '?'</text:p>
          </table:table-cell>
        </table:table-row>
        <table:table-row>
          <table:table-cell table:style-name="Tableau1.A2" office:value-type="string">
            <text:p text:style-name="P31">clés(45) = 'cell_method'</text:p>
          </table:table-cell>
          <table:table-cell table:style-name="Tableau1.A2" office:value-type="string">
            <text:p text:style-name="P31">def1(45) = '?'</text:p>
          </table:table-cell>
          <table:table-cell table:style-name="Tableau1.C2" office:value-type="string">
            <text:p text:style-name="P31">def2(45) = '?'</text:p>
          </table:table-cell>
        </table:table-row>
        <table:table-row>
          <table:table-cell table:style-name="Tableau1.A2" office:value-type="string">
            <text:p text:style-name="P31">clés(46) = 'title'</text:p>
          </table:table-cell>
          <table:table-cell table:style-name="Tableau1.A2" office:value-type="string">
            <text:p text:style-name="P31">def1(46) = ' '</text:p>
          </table:table-cell>
          <table:table-cell table:style-name="Tableau1.C2" office:value-type="string">
            <text:p text:style-name="P31">def2(46) = ' '</text:p>
          </table:table-cell>
        </table:table-row>
        <table:table-row>
          <table:table-cell table:style-name="Tableau1.A2" office:value-type="string">
            <text:p text:style-name="P31">clés(47) = 'typvar'</text:p>
          </table:table-cell>
          <table:table-cell table:style-name="Tableau1.A2" office:value-type="string">
            <text:p text:style-name="P31">def1(47) = 'NC'</text:p>
          </table:table-cell>
          <table:table-cell table:style-name="Tableau1.C2" office:value-type="string">
            <text:p text:style-name="P31">def2(47) = ' '</text:p>
          </table:table-cell>
        </table:table-row>
        <table:table-row>
          <table:table-cell table:style-name="Tableau1.A2" office:value-type="string">
            <text:p text:style-name="P31">clés(48) = 'etiket'</text:p>
          </table:table-cell>
          <table:table-cell table:style-name="Tableau1.A2" office:value-type="string">
            <text:p text:style-name="P31">def1(48) = 'Netcdf2RPN'</text:p>
          </table:table-cell>
          <table:table-cell table:style-name="Tableau1.C2" office:value-type="string">
            <text:p text:style-name="P31">def2(48) = ' ' </text:p>
          </table:table-cell>
        </table:table-row>
      </table:table>
      <text:p text:style-name="P16"><text:soft-page-break/><text:s/></text:p>
      <text:p text:style-name="P15"><text:s/></text:p>
      <text:p text:style-name="P15"><text:span text:style-name="T39">FORTRAN </text:span>Data type : (C) character - (I) integer - (R) real</text:p>
      <text:p text:style-name="P15"><text:s/></text:p>
      <text:p text:style-name="P15">description(1) <text:s/>= (C) Nom du fichier netCDF</text:p>
      <text:p text:style-name="P15">description(2) <text:s/>= (C) Nom du fichier CCCma</text:p>
      <text:p text:style-name="P15">description(3) <text:s/>= (C) Convertir vers <text:span text:style-name="T25">un des formats</text:span> (<text:span text:style-name="T20">cccma</text:span> ou <text:span text:style-name="T20">rpncmc</text:span>) ou <text:span text:style-name="T25">bien vers</text:span> <text:span text:style-name="T20">netcdf</text:span></text:p>
      <text:p text:style-name="P15"/>
      <text:p text:style-name="P15"><text:span text:style-name="T26">Les arguments</text:span> 4 <text:span text:style-name="T25">à</text:span> 1<text:span text:style-name="T31">0</text:span> d<text:span text:style-name="T25">é</text:span>crivent les param<text:span text:style-name="T25">èt</text:span>res de base d'un fichier source en format CCCma</text:p>
      <text:p text:style-name="P15"/>
      <text:p text:style-name="P15">description(4) <text:s/>= (C) Ann<text:span text:style-name="T25">é</text:span>e bissextile (<text:span text:style-name="T26">off / </text:span>no / <text:span text:style-name="T26">non / on / </text:span>yes / <text:span text:style-name="T26">oui</text:span>)</text:p>
      <text:p text:style-name="P15">description(5) <text:s/>= (I) Date de d<text:span text:style-name="T25">é</text:span>part de la simulation (AAAAMMJJHH) <text:s/></text:p>
      <text:p text:style-name="P15">description(6) <text:s/>= (R) Pas de temps (<text:span text:style-name="T26">en </text:span>secondes) <text:s/></text:p>
      <text:p text:style-name="P15">description(7) <text:s/>= (C) Format temporel CCCma = AAAAMMDDHH ?</text:p>
      <text:p text:style-name="P25">description(8) <text:s/>= (C) Type de niveaux verticaux. Les seules valeurs reconnues <text:s/>sont <text:span text:style-name="T20">Pressure Levels</text:span>, <text:span text:style-name="T20">Sigma Levels</text:span>, <text:span text:style-name="T20">Gal-Chen Levels</text:span>, <text:span text:style-name="T20">10 m</text:span>, <text:span text:style-name="T20">2 m</text:span>, <text:span text:style-name="T20">Surface</text:span>, <text:span text:style-name="T20">Sea Level</text:span>, <text:span text:style-name="T20">Hybrid Levels</text:span>, <text:span text:style-name="T20">Log Pressure Hybrid Levels</text:span>, <text:span text:style-name="T20">Arbitrar</text:span><text:span text:style-name="T21">y </text:span><text:span text:style-name="T20">Levels</text:span>, <text:span text:style-name="T20">Height</text:span>, <text:span text:style-name="T20">Top of Atmosphere</text:span>, <text:span text:style-name="T20">Soil Layers</text:span> et <text:span text:style-name="T20">Hybrid Height. </text:span><text:span text:style-name="T34">Voir la Note #3 pour plsu de détails</text:span></text:p>
      <text:p text:style-name="P15">description(9) <text:s/>= (R) <text:span text:style-name="T27">V</text:span>ariable TMOYEN de PARAM<text:span text:style-name="T31">È</text:span>TRES <text:s/></text:p>
      <text:p text:style-name="P15">description(10) = (R) Hauteur du toit du mod<text:span text:style-name="T27">è</text:span>le en m<text:span text:style-name="T27">è</text:span>tres</text:p>
      <text:p text:style-name="P15"/>
      <text:p text:style-name="P3"><text:span text:style-name="T2">d</text:span><text:span text:style-name="T3">escription(11) = (C) Type de projection. Les seules valeurs reconnues <text:s/>sont </text:span><text:span text:style-name="T7">polar_stereographic, </text:span><text:span text:style-name="T3">l</text:span><text:span text:style-name="T7">on/lat</text:span><text:span text:style-name="T3">, </text:span><text:span text:style-name="T7">gaussian</text:span><text:span text:style-name="T3">, </text:span><text:span text:style-name="T7">rotated_latitude_longitude</text:span><text:span text:style-name="T3">, </text:span><text:span text:style-name="T7">rotated_pole</text:span><text:span text:style-name="T3"> et </text:span><text:span text:style-name="T7">unknown. </text:span><text:span text:style-name="T1">Cet argument est surtout utilisé pour décrire les fichiers CCCma, mais il peut aussi l’être si le fichier source NetCDF ne contient pas toutes les informations requises.</text:span></text:p>
      <text:p text:style-name="P26"/>
      <text:p text:style-name="P15"><text:span text:style-name="T26">Les arguments</text:span> 1<text:span text:style-name="T31">2</text:span> <text:span text:style-name="T26">à</text:span> 17 d<text:span text:style-name="T26">é</text:span>crivent <text:span text:style-name="T26">les détails</text:span> <text:span text:style-name="T26">d’</text:span>une projection <text:span text:style-name="T20">polar_stereographic</text:span></text:p>
      <text:p text:style-name="P21"/>
      <text:p text:style-name="P15">description(12) = (I) N<text:span text:style-name="T39">om</text:span>bre de points de grille en X</text:p>
      <text:p text:style-name="P15">description(13) = (I) N<text:span text:style-name="T39">om</text:span>bre de points de grille en Y</text:p>
      <text:p text:style-name="P15">description(14) = (R) Coordonn<text:span text:style-name="T27">é</text:span>e selon <text:span text:style-name="T44">X</text:span> du p<text:span text:style-name="T44">ô</text:span>le (n<text:span text:style-name="T44">om</text:span>br<text:span text:style-name="T44">e</text:span> de <text:span text:style-name="T19">Δ</text:span>x)</text:p>
      <text:p text:style-name="P17">description(15) = (R) Coordonn<text:span text:style-name="T27">é</text:span>e selon <text:span text:style-name="T44">Y</text:span> du p<text:span text:style-name="T44">ô</text:span>le (n<text:span text:style-name="T44">om</text:span>br<text:span text:style-name="T44">e</text:span> de <text:span text:style-name="T27">Δ</text:span>y)</text:p>
      <text:p text:style-name="P15">description(16) = (R) Angle entre <text:span text:style-name="T44">le méridien de </text:span>Greenwich et l'axe X (deg<text:span text:style-name="T27">rés</text:span> ouest)</text:p>
      <text:p text:style-name="P15">description(17) = (R) Longueur de la maille vraie <text:span text:style-name="T27">à</text:span> 60 deg<text:span text:style-name="T27">rés</text:span> (<text:span text:style-name="T27">en </text:span>m<text:span text:style-name="T27">è</text:span>tres)</text:p>
      <text:p text:style-name="P15"/>
      <text:p text:style-name="P15"><text:span text:style-name="T27">Les arguments</text:span> 18 <text:span text:style-name="T27">à</text:span> 21 d<text:span text:style-name="T27">é</text:span>crivent <text:span text:style-name="T32">les détails d’</text:span>une projection <text:span text:style-name="T20">lon/lat</text:span></text:p>
      <text:p text:style-name="P15"/>
      <text:p text:style-name="P15">description(18) = (R) Longitude d'origine (degr<text:span text:style-name="T27">é</text:span>s ouest)</text:p>
      <text:p text:style-name="P15">description(19) = (R) Latitude d'origine (degr<text:span text:style-name="T27">é</text:span>s nord)</text:p>
      <text:p text:style-name="P15">description(20) = (R) Longueur de la maille selon <text:span text:style-name="T32">les</text:span> longitude<text:span text:style-name="T32">s</text:span> (degr<text:span text:style-name="T27">é</text:span>s)</text:p>
      <text:p text:style-name="P15">description(21) = (R) Longueur de la maille selon <text:span text:style-name="T32">les </text:span>latitude<text:span text:style-name="T32">s</text:span> (degr<text:span text:style-name="T27">é</text:span>s)</text:p>
      <text:p text:style-name="P15"/>
      <text:p text:style-name="P15"><text:span text:style-name="T27">Les arguments</text:span> 22 <text:span text:style-name="T27">à</text:span> 35 <text:span text:style-name="T27">sont de </text:span>divers <text:span text:style-name="T27">types</text:span></text:p>
      <text:p text:style-name="P15"/>
      <text:p text:style-name="P15">description(22) = (C) Inverse<text:span text:style-name="T27">r</text:span> l'ordre de l'indice 'j' <text:span text:style-name="T27">à</text:span> la sortie</text:p>
      <text:p text:style-name="P15">description(23) = (I) Densit<text:span text:style-name="T27">é</text:span> de compression 0,1,2,4,-64,-32,-16</text:p>
      <text:p text:style-name="P15">description(24) = (C) <text:span text:style-name="T27">É</text:span>crire les latitudes et longitudes (<text:span text:style-name="T27">off / </text:span>no / <text:span text:style-name="T27">non / on / </text:span>yes / <text:span text:style-name="T27">oui</text:span>)</text:p>
      <text:p text:style-name="P27">description(25) = (C) Nom du fichier dictionnaire. Les valeurs par d<text:span text:style-name="T27">é</text:span>faut primaire et secondaire, respectivement, sont file_attr = /LOGICIELS/cdf2ccc/etc/attribut_netcdf.dat</text:p>
      <text:p text:style-name="P29">local <text:s text:c="4"/>= ./attribut_netcdf.dat</text:p>
      <text:p text:style-name="P15">description(27) = (R) Valeur de remplissage dans <text:span text:style-name="T28">les </text:span>sortie<text:span text:style-name="T28">s</text:span> (<text:span text:style-name="T20">FILL VALUE</text:span>)</text:p>
      <text:p text:style-name="P15">description(28) = (I) <text:span text:style-name="T32">0=Global, </text:span>1=H<text:span text:style-name="T28">é</text:span>m<text:span text:style-name="T28">isphère</text:span> Nord, 2=H<text:span text:style-name="T28">é</text:span>m<text:span text:style-name="T28">isphère</text:span> Sud <text:span text:style-name="T45">(</text:span>pour grille<text:span text:style-name="T32">s </text:span>PS <text:span text:style-name="T32">ou Lat/Lon)</text:span></text:p>
      <text:p text:style-name="P15">description(29) = (C) Chemin complet du fichier <text:span text:style-name="T20">udunits2.xml</text:span></text:p>
      <text:p text:style-name="P15"><text:soft-page-break/>description(30) = (R) D<text:span text:style-name="T28">é</text:span>placement des longitudes d'une grille tourn<text:span text:style-name="T28">é</text:span>e</text:p>
      <text:p text:style-name="P15">description(31) = (R) Pression au toit de la coordonn<text:span text:style-name="T28">é</text:span>e hybride (Pa)</text:p>
      <text:p text:style-name="P15">description(32) = (R) Pression de r<text:span text:style-name="T32">é</text:span>f<text:span text:style-name="T39">é</text:span>rence pour <text:span text:style-name="T32">une</text:span> coordonn<text:span text:style-name="T32">é</text:span>e hybride</text:p>
      <text:p text:style-name="P15">description(33) = (R) Exposant pour <text:span text:style-name="T32">une</text:span> coordonn<text:span text:style-name="T28">é</text:span>e hybride</text:p>
      <text:p text:style-name="P15">description(34) = (C) Nom du fichier <text:span text:style-name="T32">CMC-</text:span>RPN</text:p>
      <text:p text:style-name="P18">description(35) = (C) Nom du fichier PHIS (Option <text:span text:style-name="T32">de niveaux </text:span><text:span text:style-name="T20">Gal-Chen</text:span>)</text:p>
      <text:p text:style-name="P15"/>
      <text:p text:style-name="P15"><text:span text:style-name="T27">Les arguments</text:span> 36 <text:span text:style-name="T27">à</text:span> 43 ne conce<text:span text:style-name="T27">rn</text:span>ent <text:span text:style-name="T27">que</text:span> les fichiers NetCDF</text:p>
      <text:p text:style-name="P15"/>
      <text:p text:style-name="P27">description(36) = (C) Unit<text:span text:style-name="T28">é</text:span>s associ<text:span text:style-name="T28">é</text:span>es <text:span text:style-name="T28">à</text:span> la variable temporelle. Les seules valeurs reconnues sont <text:span text:style-name="T20">seconds</text:span>, <text:span text:style-name="T20">minutes</text:span>, <text:span text:style-name="T20">hours</text:span>, <text:span text:style-name="T20">days</text:span>, <text:span text:style-name="T20">months</text:span> et <text:span text:style-name="T20">years</text:span> (<text:span text:style-name="T20">since</text:span> ...)</text:p>
      <text:p text:style-name="P15">description(37) = (C) Convertir les variables non-g<text:span text:style-name="T28">é</text:span>ographiques</text:p>
      <text:p text:style-name="P15">description(38) = (C) Nom de la coordonn<text:span text:style-name="T28">é</text:span>e en X du fichier NetCDF <text:span text:style-name="T32">(voir Notes #2,3)</text:span> </text:p>
      <text:p text:style-name="P15">description(39) = (C) Nom de la coordonn<text:span text:style-name="T28">é</text:span>e en Y du fichier NetCDF <text:s text:c="6"/>“ <text:s text:c="3"/>“ <text:s text:c="3"/>“</text:p>
      <text:p text:style-name="P15">description(40) = (C) Nom de la coordonn<text:span text:style-name="T28">é</text:span>e en Z du fichier NetCDF <text:s text:c="6"/>“ <text:s text:c="3"/>“ <text:s text:c="3"/>“</text:p>
      <text:p text:style-name="P15">description(41) = (C) Nom de la coordonn<text:span text:style-name="T28">é</text:span>e en T du fichier NetCDF <text:s text:c="6"/>“ <text:s text:c="3"/>“ <text:s text:c="3"/>“</text:p>
      <text:p text:style-name="P15">description(42) = (R) Interval<text:span text:style-name="T32">le</text:span> d'accumulation temporelle en heures</text:p>
      <text:p text:style-name="P18">description(43) = (C) Nom du calendrier <text:span text:style-name="T32">(pour plus de détails voir Note #4)</text:span></text:p>
      <text:p text:style-name="P15"/>
      <text:p text:style-name="P15"><text:span text:style-name="T28">Les arguments </text:span>44 <text:span text:style-name="T28">à</text:span> 48 ne conce<text:span text:style-name="T28">rn</text:span>ent que les fichiers CMC-RPN et NetCDF</text:p>
      <text:p text:style-name="P15"/>
      <text:p text:style-name="P15">description(44) = (I) Code GRIB pour une grille Lambert Conforme Conique</text:p>
      <text:p text:style-name="P15">description(45) = (C) “Cell Method” utilis<text:span text:style-name="T35">é</text:span>e dans les calculs temporels</text:p>
      <text:p text:style-name="P15">description(46) = (C) <text:span text:style-name="T39">Optionnel,</text:span> "title" for meta-data</text:p>
      <text:p text:style-name="P15">description(47) = (C) <text:span text:style-name="T39">Optionnel,</text:span> TYPVAR (d<text:span text:style-name="T39">é</text:span>faut = "NC")</text:p>
      <text:p text:style-name="P15">description(48) = (C) <text:span text:style-name="T39">Optionnel,</text:span> ETIKET (d<text:span text:style-name="T39">é</text:span>faut = "Netcdf2RPN")</text:p>
      <text:p text:style-name="P15"><text:s/></text:p>
      <text:p text:style-name="P15"><text:s/></text:p>
      <text:p text:style-name="P15">Notes regarding <text:span text:style-name="T32">some of </text:span>the above arguments:</text:p>
      <text:p text:style-name="P19"><text:s/></text:p>
      <text:list xml:id="list6583896350398303238" text:style-name="L3">
        <text:list-item>
          <text:p text:style-name="P24"><text:span text:style-name="T3">When the program fails to convert a NetCDF file, a first step is to <text:s/>look at the the content of this file using </text:span><text:span text:style-name="T4">the command </text:span><text:span text:style-name="T3">"</text:span><text:span text:style-name="T7">ncdump <text:s/>filename.nc | more</text:span><text:span text:style-name="T3">" where </text:span><text:span text:style-name="T7">filename.nc</text:span><text:span text:style-name="T3"> is the actual NetCDF file name. This will display the file dimensions, followed the included variables headers, each with their particular attributes. A global </text:span><text:span text:style-name="T5">attributes</text:span><text:span text:style-name="T3"> section should be displayed at the end of this section. A (very large) data section will be displayed after the global descriptors. </text:span><text:span text:style-name="T4">Adding the </text:span><text:span text:style-name="T8">-h</text:span><text:span text:style-name="T3"> </text:span><text:span text:style-name="T6">argument to the </text:span><text:span text:style-name="T9">ncdump</text:span><text:span text:style-name="T6"> command will prevent the display of this large data section.</text:span><text:span text:style-name="T3"> </text:span><text:span text:style-name="T5">Normally</text:span><text:span text:style-name="T3">, each of the declared dimensions should also be extensively described in the variable section of a file. A data section relating to each of these coordinates should also be found following the header sections of a NetCDF file. The converter may attempt to supply default values when any of these conditions are not met, </text:span><text:span text:style-name="T11">but </text:span><text:span text:style-name="T12">it </text:span><text:span text:style-name="T13">is more than </text:span><text:span text:style-name="T11">likely </text:span><text:span text:style-name="T13">that it will FAIL</text:span><text:span text:style-name="T12"> </text:span><text:span text:style-name="T13">to do so</text:span><text:span text:style-name="T14">.</text:span></text:p>
        </text:list-item>
        <text:list-item>
          <text:p text:style-name="P24"><text:span text:style-name="T3">The -</text:span><text:span text:style-name="T7">xcoord</text:span><text:span text:style-name="T3">, -</text:span><text:span text:style-name="T7">ycoord</text:span><text:span text:style-name="T3">, -</text:span><text:span text:style-name="T7">zcoord</text:span><text:span text:style-name="T3"> and -</text:span><text:span text:style-name="T7">tcoord</text:span><text:span text:style-name="T3"> arguments may be used when the program fails to recognize any of the existing x, y, z or t dimension names, for example, if the unlimdimid dimension is called </text:span><text:span text:style-name="T10">lev</text:span><text:span text:style-name="T3"> rather than </text:span><text:span text:style-name="T10">time</text:span><text:span text:style-name="T3"> or </text:span><text:span text:style-name="T10">t</text:span><text:span text:style-name="T3">. Furthermore, the time coordinate can be associated to the unlimdimid dimension.</text:span></text:p>
        </text:list-item>
        <text:list-item>
          <text:p text:style-name="P2">Assuming the vertical coordinate is recognized but its values are either missing or not appropriate for conversion to a CMC-RPN file format, it is possible to input an alternative set of values to be written in the CMC-RPN file. Given a NetCDF vertical dimension name of <text:span text:style-name="T23">lev</text:span>, and given that a file called <text:span text:style-name="T23">lev_remplacement.txt</text:span><text:span text:style-name="T16"> </text:span>exists in the current working directory, the converter will attempt to read this file with a (BN,I10) FORTRAN I/O format (one 10 character integer "lev" value per line). The values thus <text:span text:style-name="T33">retrieved</text:span> will be assumed to be already coded and will be used "AS IS" when writing the CMC-RPN file. Any <text:span text:style-name="T20">lev</text:span> values <text:span text:style-name="T42">to be found </text:span>in the NetCDF files will then be ignored.</text:p>
        </text:list-item>
        <text:list-item>
          <text:p text:style-name="P13">The recognized -calendar arguments are <text:span text:style-name="T23">gregorian</text:span> (or <text:span text:style-name="T23">standard</text:span>), <text:span text:style-name="T23">proleptic_gregorian</text:span>, <text:span text:style-name="T23">365_day</text:span> (or <text:span text:style-name="T23">noleap</text:span>) and <text:span text:style-name="T23">360-day</text:span>. The two <text:span text:style-name="T20">gregorian</text:span> options only differ before 1582-10-15: <text:s/>the <text:span text:style-name="T20">standard</text:span> one then follows the Julian 365.25-day year, while the <text:span text:style-name="T20">proleptic</text:span> extends the 365.2425-day year backward in time. <text:soft-page-break/>UDUNITS2 follows the <text:span text:style-name="T20">gregorian</text:span> calendar. This last argument is mainly used when converting to the NetCDF format, as a calendar attribute should always be found in the time coordinate <text:span text:style-name="T24">description</text:span> of <text:span text:style-name="T24">CF-Meta-data</text:span> compliant NetCDF files.</text:p>
        </text:list-item>
        <text:list-item>
          <text:p text:style-name="P14">Again, a large number of the previous arguments exist to account for the very summary <text:span text:style-name="T24">file </text:span>format descript<text:span text:style-name="T24">ors</text:span> that holds with CCCma files. They <text:span text:style-name="T24">thus </text:span>are generally ignored when dealing with CMC-RPN files.</text:p>
        </text:list-item>
      </text:list>
      <text:p text:style-name="P15"><text:s/></text:p>
      <text:p text:style-name="P15">Finally, as this converter shares much of its low-level I/O routines with <text:span text:style-name="T40">the RDIAG</text:span> toolbox, the following arguments are also relevant: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3">clés(<text:span text:style-name="T40">R</text:span>1)= 'help'</text:p>
          </table:table-cell>
          <table:table-cell table:style-name="Tableau2.A1" office:value-type="string">
            <text:p text:style-name="P33">def1(<text:span text:style-name="T40">R</text:span>1) = 'non'</text:p>
          </table:table-cell>
          <table:table-cell table:style-name="Tableau2.C1" office:value-type="string">
            <text:p text:style-name="P33">def2(<text:span text:style-name="T40">R</text:span>1) = 'oui'</text:p>
          </table:table-cell>
        </table:table-row>
        <table:table-row>
          <table:table-cell table:style-name="Tableau2.A2" office:value-type="string">
            <text:p text:style-name="P33">clés(<text:span text:style-name="T40">R</text:span>2) = 'info'</text:p>
          </table:table-cell>
          <table:table-cell table:style-name="Tableau2.A2" office:value-type="string">
            <text:p text:style-name="P33">def1(<text:span text:style-name="T40">R</text:span>2) = 'non'</text:p>
          </table:table-cell>
          <table:table-cell table:style-name="Tableau2.C2" office:value-type="string">
            <text:p text:style-name="P33">def2(<text:span text:style-name="T40">R</text:span>2) = 'oui'</text:p>
          </table:table-cell>
        </table:table-row>
        <table:table-row>
          <table:table-cell table:style-name="Tableau2.A2" office:value-type="string">
            <text:p text:style-name="P33">clés(<text:span text:style-name="T40">R</text:span>3) = 'ipktyp'</text:p>
          </table:table-cell>
          <table:table-cell table:style-name="Tableau2.A2" office:value-type="string">
            <text:p text:style-name="P33">def1(<text:span text:style-name="T40">R</text:span>3) = ' '</text:p>
          </table:table-cell>
          <table:table-cell table:style-name="Tableau2.C2" office:value-type="string">
            <text:p text:style-name="P33">def2(<text:span text:style-name="T40">R</text:span>3) = ' '</text:p>
          </table:table-cell>
        </table:table-row>
        <table:table-row>
          <table:table-cell table:style-name="Tableau2.A2" office:value-type="string">
            <text:p text:style-name="P33">clés(<text:span text:style-name="T40">R</text:span>4) = 'opktyp'</text:p>
          </table:table-cell>
          <table:table-cell table:style-name="Tableau2.A2" office:value-type="string">
            <text:p text:style-name="P33">def1(<text:span text:style-name="T40">R</text:span>4) = ' '</text:p>
          </table:table-cell>
          <table:table-cell table:style-name="Tableau2.C2" office:value-type="string">
            <text:p text:style-name="P33">def2(<text:span text:style-name="T40">R</text:span>4) = ' '</text:p>
          </table:table-cell>
        </table:table-row>
        <table:table-row>
          <table:table-cell table:style-name="Tableau2.A2" office:value-type="string">
            <text:p text:style-name="P33">clés(<text:span text:style-name="T40">R</text:span>5) = 'input'</text:p>
          </table:table-cell>
          <table:table-cell table:style-name="Tableau2.A2" office:value-type="string">
            <text:p text:style-name="P33">def1(<text:span text:style-name="T40">R</text:span>5) = '****'</text:p>
          </table:table-cell>
          <table:table-cell table:style-name="Tableau2.C2" office:value-type="string">
            <text:p text:style-name="P33">def2(<text:span text:style-name="T40">R</text:span>5) = '****' </text:p>
          </table:table-cell>
        </table:table-row>
        <table:table-row>
          <table:table-cell table:style-name="Tableau2.A2" office:value-type="string">
            <text:p text:style-name="P33">clés(<text:span text:style-name="T40">R</text:span>6) = 'output'</text:p>
          </table:table-cell>
          <table:table-cell table:style-name="Tableau2.A2" office:value-type="string">
            <text:p text:style-name="P33">def1(<text:span text:style-name="T40">R</text:span>6) = '****'</text:p>
          </table:table-cell>
          <table:table-cell table:style-name="Tableau2.C2" office:value-type="string">
            <text:p text:style-name="P33">def2(<text:span text:style-name="T40">R</text:span>6) = '****'</text:p>
          </table:table-cell>
        </table:table-row>
        <table:table-row>
          <table:table-cell table:style-name="Tableau2.A2" office:value-type="string">
            <text:p text:style-name="P33">clés(<text:span text:style-name="T40">R</text:span>7) = 'date'</text:p>
          </table:table-cell>
          <table:table-cell table:style-name="Tableau2.A2" office:value-type="string">
            <text:p text:style-name="P33">def1(<text:span text:style-name="T40">R</text:span>7) = ' '</text:p>
          </table:table-cell>
          <table:table-cell table:style-name="Tableau2.C2" office:value-type="string">
            <text:p text:style-name="P33">def2(<text:span text:style-name="T40">R</text:span>7) = ' -1'</text:p>
          </table:table-cell>
        </table:table-row>
        <table:table-row>
          <table:table-cell table:style-name="Tableau2.A2" office:value-type="string">
            <text:p text:style-name="P33">clés(<text:span text:style-name="T40">R</text:span>8) = 'singlz'</text:p>
          </table:table-cell>
          <table:table-cell table:style-name="Tableau2.A2" office:value-type="string">
            <text:p text:style-name="P33">def1(<text:span text:style-name="T40">R</text:span>8) = ' '</text:p>
          </table:table-cell>
          <table:table-cell table:style-name="Tableau2.C2" office:value-type="string">
            <text:p text:style-name="P33">def2(<text:span text:style-name="T40">R</text:span>8) = ' -1'</text:p>
          </table:table-cell>
        </table:table-row>
        <table:table-row>
          <table:table-cell table:style-name="Tableau2.A2" office:value-type="string">
            <text:p text:style-name="P33">clés(<text:span text:style-name="T40">R</text:span>9) = 'seq'</text:p>
          </table:table-cell>
          <table:table-cell table:style-name="Tableau2.A2" office:value-type="string">
            <text:p text:style-name="P33">def1(<text:span text:style-name="T40">R</text:span>9) = 'rnd'</text:p>
          </table:table-cell>
          <table:table-cell table:style-name="Tableau2.C2" office:value-type="string">
            <text:p text:style-name="P33">def2(<text:span text:style-name="T40">R</text:span>9) = 'seq'</text:p>
          </table:table-cell>
        </table:table-row>
        <table:table-row>
          <table:table-cell table:style-name="Tableau2.A2" office:value-type="string">
            <text:p text:style-name="P33">clés(<text:span text:style-name="T40">R</text:span>10) = 'vers'</text:p>
          </table:table-cell>
          <table:table-cell table:style-name="Tableau2.A2" office:value-type="string">
            <text:p text:style-name="P33">def1(<text:span text:style-name="T40">R</text:span>10) = 'non'</text:p>
          </table:table-cell>
          <table:table-cell table:style-name="Tableau2.C2" office:value-type="string">
            <text:p text:style-name="P33">def2(<text:span text:style-name="T40">R</text:span>10) = 'oui'</text:p>
          </table:table-cell>
        </table:table-row>
        <table:table-row>
          <table:table-cell table:style-name="Tableau2.A2" office:value-type="string">
            <text:p text:style-name="P33">clés(<text:span text:style-name="T40">R</text:span>11) = 'na'</text:p>
          </table:table-cell>
          <table:table-cell table:style-name="Tableau2.A2" office:value-type="string">
            <text:p text:style-name="P33">def1(<text:span text:style-name="T40">R</text:span>11) = '****'</text:p>
          </table:table-cell>
          <table:table-cell table:style-name="Tableau2.C2" office:value-type="string">
            <text:p text:style-name="P33">def2(<text:span text:style-name="T40">R</text:span>11) = ' -1'</text:p>
          </table:table-cell>
        </table:table-row>
        <table:table-row>
          <table:table-cell table:style-name="Tableau2.A2" office:value-type="string">
            <text:p text:style-name="P33">clés(<text:span text:style-name="T40">R</text:span>12) = 'keepip2'</text:p>
          </table:table-cell>
          <table:table-cell table:style-name="Tableau2.A2" office:value-type="string">
            <text:p text:style-name="P33">def1(<text:span text:style-name="T40">R</text:span>12) = 'non'</text:p>
          </table:table-cell>
          <table:table-cell table:style-name="Tableau2.C2" office:value-type="string">
            <text:p text:style-name="P33">def2(<text:span text:style-name="T40">R</text:span>12) = 'oui'</text:p>
          </table:table-cell>
        </table:table-row>
        <table:table-row>
          <table:table-cell table:style-name="Tableau2.A2" office:value-type="string">
            <text:p text:style-name="P33">clés(<text:span text:style-name="T40">R</text:span>13) = 'mvalue'</text:p>
          </table:table-cell>
          <table:table-cell table:style-name="Tableau2.A2" office:value-type="string">
            <text:p text:style-name="P33">def1(<text:span text:style-name="T40">R</text:span>13) = 'none'</text:p>
          </table:table-cell>
          <table:table-cell table:style-name="Tableau2.C2" office:value-type="string">
            <text:p text:style-name="P33">def2(<text:span text:style-name="T40">R</text:span>13) = ' -1'</text:p>
          </table:table-cell>
        </table:table-row>
        <table:table-row>
          <table:table-cell table:style-name="Tableau2.A2" office:value-type="string">
            <text:p text:style-name="P33">clés(<text:span text:style-name="T40">R</text:span>14) = 'mvalue'</text:p>
          </table:table-cell>
          <table:table-cell table:style-name="Tableau2.A2" office:value-type="string">
            <text:p text:style-name="P33">def1(<text:span text:style-name="T40">R</text:span>14) = 'none'</text:p>
          </table:table-cell>
          <table:table-cell table:style-name="Tableau2.C2" office:value-type="string">
            <text:p text:style-name="P33">def2(<text:span text:style-name="T40">R</text:span>14) = ' -1'</text:p>
          </table:table-cell>
        </table:table-row>
        <table:table-row>
          <table:table-cell table:style-name="Tableau2.A2" office:value-type="string">
            <text:p text:style-name="P33">clés(<text:span text:style-name="T40">R</text:span>15) = 'bisect'</text:p>
          </table:table-cell>
          <table:table-cell table:style-name="Tableau2.A2" office:value-type="string">
            <text:p text:style-name="P33">def1(<text:span text:style-name="T40">R</text:span>15) = 'oui'</text:p>
          </table:table-cell>
          <table:table-cell table:style-name="Tableau2.C2" office:value-type="string">
            <text:p text:style-name="P33">def2(<text:span text:style-name="T40">R</text:span>15) = 'non'</text:p>
          </table:table-cell>
        </table:table-row>
      </table:table>
      <text:p text:style-name="P15"/>
      <text:p text:style-name="P15"><text:s/></text:p>
      <text:p text:style-name="P30">This last set of arguments <text:span text:style-name="T40">is </text:span>documented at the end of Diag_Config.html which can be accessed via the <text:span text:style-name="T37">RPN utilities</text:span> <text:span text:style-name="T38">RDIAG</text:span> web page. <text:span text:style-name="T40">Note that this page usually resides in the same directory as the current file.</text:span></text:p>
      <text:p text:style-name="P15"><text:s/></text:p>
      <text:p text:style-name="P15"><text:s/></text:p>
      <text:p text:style-name="P9"><text:s text:c="2"/>Maintained by: B.Dugas, ESCER/UQAM (Dugas.Bernard@uqam.ca)</text:p>
      <text:p text:style-name="P9"><text:s text:c="2"/>Latest revision: <text:span text:style-name="T24">December</text:span> 2018</text:p>
      <text:p text:style-name="P20"><text:s/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5:50:28.605108657</dc:date>
    <dc:creator>Bernard Dugas</dc:creator>
    <meta:editing-duration>PT1H50M29S</meta:editing-duration>
    <meta:editing-cycles>15</meta:editing-cycles>
    <meta:generator>LibreOffice/5.1.6.2$Linux_X86_64 LibreOffice_project/10m0$Build-2</meta:generator>
    <meta:document-statistic meta:table-count="2" meta:image-count="0" meta:object-count="0" meta:page-count="6" meta:paragraph-count="318" meta:word-count="2419" meta:character-count="15062" meta:non-whitespace-character-count="12804"/>
  </office:meta>
</office:document-meta>
</file>